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749d" officeooo:paragraph-rsid="0014749d"/>
    </style:style>
    <style:style style:name="P2" style:family="paragraph" style:parent-style-name="Table_20_Contents">
      <style:text-properties officeooo:rsid="0014749d" officeooo:paragraph-rsid="0014749d"/>
    </style:style>
    <style:style style:name="P3" style:family="paragraph" style:parent-style-name="Standard">
      <style:paragraph-properties>
        <style:tab-stops>
          <style:tab-stop style:position="0.445cm"/>
        </style:tab-stops>
      </style:paragraph-properties>
      <style:text-properties officeooo:rsid="0014749d" officeooo:paragraph-rsid="0014749d"/>
    </style:style>
    <style:style style:name="P4" style:family="paragraph" style:parent-style-name="Standard">
      <style:text-properties officeooo:rsid="001663cf" officeooo:paragraph-rsid="001663cf"/>
    </style:style>
    <style:style style:name="P5" style:family="paragraph" style:parent-style-name="Standard">
      <style:text-properties officeooo:paragraph-rsid="001663cf"/>
    </style:style>
    <style:style style:name="P6" style:family="paragraph" style:parent-style-name="Standard">
      <style:text-properties officeooo:rsid="0017cbc4" officeooo:paragraph-rsid="0017cbc4"/>
    </style:style>
    <style:style style:name="P7" style:family="paragraph" style:parent-style-name="Standard">
      <style:text-properties officeooo:rsid="0019762c" officeooo:paragraph-rsid="0019762c"/>
    </style:style>
    <style:style style:name="P8" style:family="paragraph" style:parent-style-name="Standard">
      <style:text-properties officeooo:rsid="001aace2" officeooo:paragraph-rsid="001aace2"/>
    </style:style>
    <style:style style:name="P9" style:family="paragraph" style:parent-style-name="Standard">
      <style:text-properties officeooo:rsid="001d950c" officeooo:paragraph-rsid="001d950c"/>
    </style:style>
    <style:style style:name="P10" style:family="paragraph" style:parent-style-name="Standard">
      <style:paragraph-properties fo:break-before="page"/>
      <style:text-properties officeooo:rsid="001d950c" officeooo:paragraph-rsid="001d950c"/>
    </style:style>
    <style:style style:name="P11" style:family="paragraph" style:parent-style-name="Standard">
      <style:text-properties officeooo:rsid="001f4bfe" officeooo:paragraph-rsid="001f4bfe"/>
    </style:style>
    <style:style style:name="P12" style:family="paragraph" style:parent-style-name="Standard">
      <style:text-properties officeooo:rsid="001fc1aa" officeooo:paragraph-rsid="001fc1aa"/>
    </style:style>
    <style:style style:name="P13" style:family="paragraph" style:parent-style-name="Standard">
      <style:text-properties fo:color="#00a933" loext:opacity="100%" officeooo:rsid="001d950c" officeooo:paragraph-rsid="001d950c"/>
    </style:style>
    <style:style style:name="P14" style:family="paragraph" style:parent-style-name="Standard">
      <style:text-properties fo:color="#00a933" loext:opacity="100%" officeooo:rsid="001fd82e" officeooo:paragraph-rsid="001fd82e"/>
    </style:style>
    <style:style style:name="P15" style:family="paragraph" style:parent-style-name="Standard">
      <style:text-properties fo:color="#00a933" loext:opacity="100%" officeooo:rsid="002223c9" officeooo:paragraph-rsid="002223c9"/>
    </style:style>
    <style:style style:name="P16" style:family="paragraph" style:parent-style-name="Standard">
      <style:text-properties fo:color="#00a933" loext:opacity="100%" officeooo:rsid="00251406" officeooo:paragraph-rsid="00251406"/>
    </style:style>
    <style:style style:name="P17" style:family="paragraph" style:parent-style-name="Standard">
      <style:text-properties fo:color="#000000" loext:opacity="100%" officeooo:rsid="001fd82e" officeooo:paragraph-rsid="001fd82e"/>
    </style:style>
    <style:style style:name="P18" style:family="paragraph" style:parent-style-name="Standard">
      <style:text-properties fo:color="#000000" loext:opacity="100%" fo:font-weight="normal" officeooo:rsid="00243290" officeooo:paragraph-rsid="00243290" style:font-weight-asian="normal" style:font-weight-complex="normal"/>
    </style:style>
    <style:style style:name="P19" style:family="paragraph" style:parent-style-name="Standard">
      <style:text-properties officeooo:rsid="001fd82e" officeooo:paragraph-rsid="001fd82e"/>
    </style:style>
    <style:style style:name="P20" style:family="paragraph" style:parent-style-name="Standard">
      <style:text-properties officeooo:rsid="002223c9" officeooo:paragraph-rsid="002223c9"/>
    </style:style>
    <style:style style:name="P21" style:family="paragraph" style:parent-style-name="Standard">
      <style:text-properties officeooo:rsid="00237298" officeooo:paragraph-rsid="00237298"/>
    </style:style>
    <style:style style:name="P22" style:family="paragraph" style:parent-style-name="Standard">
      <style:text-properties officeooo:rsid="00243290" officeooo:paragraph-rsid="00243290"/>
    </style:style>
    <style:style style:name="P23" style:family="paragraph" style:parent-style-name="Standard">
      <style:text-properties officeooo:rsid="00251406" officeooo:paragraph-rsid="00251406"/>
    </style:style>
    <style:style style:name="P24" style:family="paragraph" style:parent-style-name="Standard">
      <style:text-properties officeooo:rsid="00267c39" officeooo:paragraph-rsid="00267c39"/>
    </style:style>
    <style:style style:name="P25" style:family="paragraph" style:parent-style-name="Standard">
      <style:text-properties officeooo:rsid="0026fabc" officeooo:paragraph-rsid="0026fabc"/>
    </style:style>
    <style:style style:name="P26" style:family="paragraph" style:parent-style-name="Standard">
      <style:text-properties officeooo:rsid="00279243" officeooo:paragraph-rsid="00279243"/>
    </style:style>
    <style:style style:name="P27" style:family="paragraph" style:parent-style-name="Standard">
      <style:text-properties officeooo:rsid="00292fb6" officeooo:paragraph-rsid="00292fb6"/>
    </style:style>
    <style:style style:name="P28" style:family="paragraph" style:parent-style-name="Standard">
      <style:text-properties officeooo:rsid="002b838f" officeooo:paragraph-rsid="002b838f"/>
    </style:style>
    <style:style style:name="P29" style:family="paragraph" style:parent-style-name="Standard">
      <style:text-properties officeooo:rsid="002c93f8" officeooo:paragraph-rsid="002c93f8"/>
    </style:style>
    <style:style style:name="P30" style:family="paragraph" style:parent-style-name="Standard">
      <style:text-properties officeooo:rsid="002cdbd3" officeooo:paragraph-rsid="002cdbd3"/>
    </style:style>
    <style:style style:name="P31" style:family="paragraph" style:parent-style-name="Standard">
      <style:text-properties officeooo:rsid="002d6036" officeooo:paragraph-rsid="002d6036"/>
    </style:style>
    <style:style style:name="P32" style:family="paragraph" style:parent-style-name="Standard">
      <style:text-properties officeooo:rsid="00302d05" officeooo:paragraph-rsid="00302d05"/>
    </style:style>
    <style:style style:name="P33" style:family="paragraph" style:parent-style-name="Standard">
      <style:text-properties officeooo:rsid="00302d05" officeooo:paragraph-rsid="0030ce9d"/>
    </style:style>
    <style:style style:name="P34" style:family="paragraph" style:parent-style-name="Standard">
      <style:text-properties officeooo:rsid="0030ce9d" officeooo:paragraph-rsid="0030ce9d"/>
    </style:style>
    <style:style style:name="P35" style:family="paragraph" style:parent-style-name="Standard">
      <style:text-properties fo:color="#2a6099" loext:opacity="100%" officeooo:rsid="00302d05" officeooo:paragraph-rsid="0030ce9d"/>
    </style:style>
    <style:style style:name="P36" style:family="paragraph" style:parent-style-name="Standard">
      <style:text-properties fo:color="#111111" loext:opacity="100%" style:font-name="Liberation Serif" fo:font-size="12pt" officeooo:rsid="00302d05" officeooo:paragraph-rsid="00302d05" fo:background-color="#ffffff" style:font-size-asian="12pt" style:font-size-complex="12pt"/>
    </style:style>
    <style:style style:name="P37" style:family="paragraph" style:parent-style-name="Standard">
      <style:text-properties fo:color="#111111" loext:opacity="100%" style:font-name="Liberation Serif" fo:font-size="12pt" officeooo:rsid="00302d05" officeooo:paragraph-rsid="0030ce9d" fo:background-color="#ffffff" style:font-size-asian="12pt" style:font-size-complex="12pt"/>
    </style:style>
    <style:style style:name="P38" style:family="paragraph" style:parent-style-name="Standard">
      <style:text-properties fo:color="#111111" loext:opacity="100%" style:font-name="Liberation Serif" fo:font-size="12pt" officeooo:rsid="0030ce9d" officeooo:paragraph-rsid="0030ce9d" fo:background-color="#ffffff" style:font-size-asian="12pt" style:font-size-complex="12pt"/>
    </style:style>
    <style:style style:name="P39" style:family="paragraph" style:parent-style-name="Standard">
      <style:text-properties fo:color="#2a6099" loext:opacity="100%" style:font-name="Liberation Serif" fo:font-size="12pt" officeooo:rsid="00302d05" officeooo:paragraph-rsid="0030ce9d" fo:background-color="#ffffff" style:font-size-asian="12pt" style:font-size-complex="12pt"/>
    </style:style>
    <style:style style:name="P40" style:family="paragraph" style:parent-style-name="Standard">
      <style:text-properties fo:font-size="14pt" officeooo:rsid="00324c45" officeooo:paragraph-rsid="00324c45" style:font-size-asian="14pt" style:font-size-complex="14pt"/>
    </style:style>
    <style:style style:name="P41" style:family="paragraph" style:parent-style-name="Standard">
      <style:text-properties fo:font-size="12pt" officeooo:rsid="00324c45" officeooo:paragraph-rsid="00324c45" style:font-size-asian="10.5pt" style:font-size-complex="12pt"/>
    </style:style>
    <style:style style:name="P42" style:family="paragraph" style:parent-style-name="Standard">
      <style:text-properties fo:font-size="12pt" officeooo:rsid="0034fa1e" officeooo:paragraph-rsid="0034fa1e" style:font-size-asian="10.5pt" style:font-size-complex="12pt"/>
    </style:style>
    <style:style style:name="P43" style:family="paragraph" style:parent-style-name="Standard">
      <style:text-properties fo:font-size="12pt" officeooo:rsid="00352f89" officeooo:paragraph-rsid="00352f89" style:font-size-asian="10.5pt" style:font-size-complex="12pt"/>
    </style:style>
    <style:style style:name="T1" style:family="text">
      <style:text-properties officeooo:rsid="0014749d"/>
    </style:style>
    <style:style style:name="T2" style:family="text">
      <style:text-properties officeooo:rsid="001663cf"/>
    </style:style>
    <style:style style:name="T3" style:family="text">
      <style:text-properties officeooo:rsid="00168b73"/>
    </style:style>
    <style:style style:name="T4" style:family="text">
      <style:text-properties officeooo:rsid="0019762c"/>
    </style:style>
    <style:style style:name="T5" style:family="text">
      <style:text-properties fo:color="#2a6099" loext:opacity="100%"/>
    </style:style>
    <style:style style:name="T6" style:family="text">
      <style:text-properties officeooo:rsid="001f4bfe"/>
    </style:style>
    <style:style style:name="T7" style:family="text">
      <style:text-properties fo:color="#c9211e" loext:opacity="100%"/>
    </style:style>
    <style:style style:name="T8" style:family="text">
      <style:text-properties officeooo:rsid="001fc1aa"/>
    </style:style>
    <style:style style:name="T9" style:family="text">
      <style:text-properties officeooo:rsid="001fd82e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officeooo:rsid="00237298"/>
    </style:style>
    <style:style style:name="T13" style:family="text">
      <style:text-properties officeooo:rsid="002a898a"/>
    </style:style>
    <style:style style:name="T14" style:family="text">
      <style:text-properties officeooo:rsid="002b1f5e"/>
    </style:style>
    <style:style style:name="T15" style:family="text">
      <style:text-properties officeooo:rsid="002c93f8"/>
    </style:style>
    <style:style style:name="T16" style:family="text">
      <style:text-properties officeooo:rsid="002f54cb"/>
    </style:style>
    <style:style style:name="T17" style:family="text">
      <style:text-properties officeooo:rsid="0030ce9d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style:font-name="Liberation Serif" fo:font-size="12pt" style:font-size-asian="12pt" style:font-size-complex="12pt" loext:padding="0.049cm" loext:border="0.06pt solid #d9d9e3"/>
    </style:style>
    <style:style style:name="T20" style:family="text">
      <style:text-properties style:font-name="Liberation Serif" fo:font-size="12pt" fo:background-color="#ffffff" loext:char-shading-value="0" style:font-size-asian="12pt" style:font-size-complex="12pt"/>
    </style:style>
    <style:style style:name="T21" style:family="text">
      <style:text-properties style:font-name="Liberation Serif" fo:font-size="12pt" officeooo:rsid="0030ce9d" fo:background-color="#ffffff" loext:char-shading-value="0" style:font-size-asian="12pt" style:font-size-complex="12pt"/>
    </style:style>
    <style:style style:name="T22" style:family="text">
      <style:text-properties fo:color="#111111" loext:opacity="100%" style:font-name="Liberation Serif" fo:font-size="12pt" fo:background-color="#ffffff" loext:char-shading-value="0" style:font-size-asian="12pt" style:font-size-complex="12pt"/>
    </style:style>
    <style:style style:name="T23" style:family="text">
      <style:text-properties fo:color="#111111" loext:opacity="100%" style:font-name="Liberation Serif" fo:font-size="12pt" fo:background-color="#ffffff" loext:char-shading-value="0" style:font-size-asian="12pt" style:font-size-complex="12pt" loext:padding="0.049cm" loext:border="0.06pt solid #d9d9e3"/>
    </style:style>
    <style:style style:name="T24" style:family="text">
      <style:text-properties fo:color="#111111" loext:opacity="100%" style:font-name="Liberation Serif" fo:font-size="12pt" officeooo:rsid="0030ce9d" fo:background-color="#ffffff" loext:char-shading-value="0" style:font-size-asian="12pt" style:font-size-complex="12pt"/>
    </style:style>
    <style:style style:name="T25" style:family="text">
      <style:text-properties fo:color="#ff0000" loext:opacity="100%" style:font-name="Liberation Serif" fo:font-size="12pt" fo:background-color="#ffffff" loext:char-shading-value="0" style:font-size-asian="12pt" style:font-size-complex="12pt"/>
    </style:style>
    <style:style style:name="T26" style:family="text">
      <style:text-properties officeooo:rsid="0033e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1.01<text:tab/><text:tab/><text:tab/><text:tab/><text:tab/>Initiation dev</text:p>
      <text:p text:style-name="P1"/>
      <text:p text:style-name="P1">sondage + groupe</text:p>
      <text:p text:style-name="P1"/>
      <text:p text:style-name="P1"/>
      <text:p text:style-name="P1">Pb → en petit Pb</text:p>
      <text:p text:style-name="P1"/>
      <text:p text:style-name="P1">langage = </text:p>
      <text:p text:style-name="P1">-bas niveau :</text:p>
      <text:p text:style-name="P1"><text:tab/>assembleur</text:p>
      <text:p text:style-name="P1">- haut niveau :</text:p>
      <text:p text:style-name="P1"><text:tab/>C → peut facilement mener à <text:s/>des erreurs </text:p>
      <text:p text:style-name="P1"><text:tab/> <text:s text:c="3"/>→ séquencielle un tache après l’autre</text:p>
      <text:p text:style-name="P1"><text:tab/> <text:s text:c="3"/>→ peut de mots</text:p>
      <text:p text:style-name="P1"><text:tab/> <text:s text:c="3"/>→ compilation à refaire sur linux</text:p>
      <text:p text:style-name="P1"><text:tab/> <text:s text:c="3"/>→ comilateur C par processeur</text:p>
      <text:p text:style-name="P1">java, Python</text:p>
      <text:p text:style-name="P1"/>
      <text:p text:style-name="P1">Le fichiers→ compilation → programme executable</text:p>
      <text:p text:style-name="P1"/>
      <text:p text:style-name="P1">Gcc compilateur</text:p>
      <text:p text:style-name="P1"/>
      <text:p text:style-name="P1">Cycle de vie :</text:p>
      <text:p text:style-name="P1">conception et modelisatio → programation → compilation → Verif des bugs → documentation</text:p>
      <text:p text:style-name="P1"/>
      <text:p text:style-name="P1">se focaliser sur la structure que les details</text:p>
      <text:p text:style-name="P1">algo = travail à visée universel</text:p>
      <text:p text:style-name="P1"/>
      <text:p text:style-name="P1">Pseudo-code : </text:p>
      <text:p text:style-name="P1">-ecrire ecran</text:p>
      <text:p text:style-name="P1">-lireclavier</text:p>
      <text:p text:style-name="P1">-mettre point virgule</text:p>
      <text:p text:style-name="P1"/>
      <text:p text:style-name="P1">virgule entre chaque affichage + séparateur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Printf (print)</text:p>
          </table:table-cell>
          <table:table-cell table:style-name="Tableau1.B1" office:value-type="string">
            <text:p text:style-name="P2">scanf()</text:p>
          </table:table-cell>
        </table:table-row>
        <table:table-row>
          <table:table-cell table:style-name="Tableau1.A2" office:value-type="string">
            <text:p text:style-name="Table_20_Contents">%<text:span text:style-name="T1">s reservé une place pour les chaînes de caractère</text:span>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p text:style-name="P1">Memoire = boite avec <text:span text:style-name="T2">des données</text:span> <text:span text:style-name="T2">retrouvées avec des </text:span>adresse de la variable puis modif en binaire</text:p>
      <text:p text:style-name="P1"/>
      <text:p text:style-name="P1">constante en majuscule = constante &lt;type&gt; &lt;nom&gt; := &lt;valeur&gt; ; </text:p>
      <text:p text:style-name="P1">var = &lt;nom&gt; : &lt;type&gt; ;</text:p>
      <text:p text:style-name="P1"/>
      <text:p text:style-name="P1">C langage typé </text:p>
      <text:p text:style-name="P1"/>
      <text:p text:style-name="P1">Simple caractère simple quote </text:p>
      <text:p text:style-name="P1">Chaîne de caractère double quote</text:p>
      <text:p text:style-name="P1"/>
      <text:p text:style-name="P4">Le ou exclusif</text:p>
      <text:p text:style-name="P4"/>
      <text:p text:style-name="P4"><text:soft-page-break/>On peut pas faire toute les opérations avec tout les types</text:p>
      <text:p text:style-name="P4"/>
      <text:p text:style-name="P4">variable = affectation droite vers la gauche</text:p>
      <text:p text:style-name="P5"><text:span text:style-name="T2">constante = « </text:span>constante entier UNECONST := 42; »</text:p>
      <text:p text:style-name="P4">dans une variable on peut mettre une autre variable</text:p>
      <text:p text:style-name="P4"/>
      <text:p text:style-name="P4">3 étapes = 1 Déclaration constante</text:p>
      <text:p text:style-name="P4"><text:tab/> <text:s text:c="5"/>2 déclaration des variable</text:p>
      <text:p text:style-name="P4"><text:tab/> <text:s text:c="5"/>3 écrire programme</text:p>
      <text:p text:style-name="P4"><text:tab/> <text:s text:c="5"/>4 affichege </text:p>
      <text:p text:style-name="P4"/>
      <text:p text:style-name="P5"><text:span text:style-name="T2">etape d’execution : </text:span>un preprocessing : un fichier premier.i est cr´e´e </text:p>
      <text:p text:style-name="P5">une compilation : un fichier premier.s est cr´e´e </text:p>
      <text:p text:style-name="P5">un assemblage : un fichier premier.o est cr´e´e le </text:p>
      <text:p text:style-name="P5">lien : le fichier a.out est cr´e´e </text:p>
      <text:p text:style-name="P5">Ex<text:span text:style-name="T2">é</text:span>cution du programme : ./a.out </text:p>
      <text:p text:style-name="P5"/>
      <text:p text:style-name="P5"><text:span text:style-name="T2">debug = </text:span>-o nomme le fichier de sortie </text:p>
      <text:p text:style-name="P5"><text:tab/> <text:s/>-Wall active tous (all) les messages d’avertissement </text:p>
      <text:p text:style-name="P5"><text:tab/>La bonne commande : cc premier.c -o premier.o -Wall </text:p>
      <text:p text:style-name="P5"><text:tab/><text:span text:style-name="T2">execute = ./premier.out</text:span></text:p>
      <text:p text:style-name="P5"/>
      <text:p text:style-name="P5"><text:span text:style-name="T2">tout le temps mettre main en C et mettre </text:span>#include &lt;<text:span text:style-name="T2">stdio.h&gt; </text:span>#include &lt;<text:span text:style-name="T2">stdlib.h&gt; et des point virgule à la fin</text:span></text:p>
      <text:p text:style-name="P5"/>
      <text:p text:style-name="P4">commande en C voir cours</text:p>
      <text:p text:style-name="P4"/>
      <text:p text:style-name="P4">v<text:span text:style-name="T3">a</text:span>riable = type nom_var ;</text:p>
      <text:p text:style-name="P5"/>
      <text:p text:style-name="P6">pour un booléen travailler avec des entier =0 (false) autre chose = true ou mettre bibilothèque </text:p>
      <text:p text:style-name="P6"/>
      <text:p text:style-name="P6">string = mettre la biblio (strcat) = concate</text:p>
      <text:p text:style-name="P6"/>
      <text:p text:style-name="P6">%d (entier),%s(<text:span text:style-name="T4">string</text:span>),%f (float)%c(caractere) <text:s/>/&amp; (pour retrouver l’adresse) </text:p>
      <text:p text:style-name="P6">char =pas besoin de &amp;</text:p>
      <text:p text:style-name="P6"/>
      <text:p text:style-name="P6">bool</text:p>
      <text:p text:style-name="P6"/>
      <text:p text:style-name="P6">! (négation)</text:p>
      <text:p text:style-name="P6">&amp;&amp; (conjonction)</text:p>
      <text:p text:style-name="P6">|| (disjonction)</text:p>
      <text:p text:style-name="P6"/>
      <text:p text:style-name="P6">^(disjonction exclusive)</text:p>
      <text:p text:style-name="P6"/>
      <text:p text:style-name="P7">finir par un else pour être sur d’évaluer tout les cas de figure</text:p>
      <text:p text:style-name="P6"/>
      <text:p text:style-name="P7">switch = qu’un entier (à essayer) + case break ou <text:s/>default sans break</text:p>
      <text:p text:style-name="P7"/>
      <text:p text:style-name="P8">mieux de faire des test d’inégalité que des test d’égalité</text:p>
      <text:p text:style-name="P8"/>
      <text:p text:style-name="P8">boucle for = tout déclarer les indices</text:p>
      <text:p text:style-name="P6"/>
      <text:p text:style-name="P6"><text:soft-page-break/></text:p>
      <text:p text:style-name="P6"/>
      <text:p text:style-name="P9">Objectifs → réutiliser ses codes pour résoudre des problèmes équivalent</text:p>
      <text:p text:style-name="P9"/>
      <text:p text:style-name="P9"/>
      <text:p text:style-name="P9"><text:span text:style-name="T5">Procédures </text:span>:</text:p>
      <text:p text:style-name="P9"/>
      <text:p text:style-name="P9">Les procédures ou fonction <text:span text:style-name="T6">(des sous programmes)</text:span> s’écrivent en-dehors du main (ou procédures principales)</text:p>
      <text:p text:style-name="P9"/>
      <text:p text:style-name="P9">-<text:span text:style-name="T6">Sert a modifié une valeur à l’aide d’instruction sans retourner de resultat</text:span></text:p>
      <text:p text:style-name="P9">-déclarer procédures</text:p>
      <text:p text:style-name="P9">-une procédure s’écrit avec des parenthèses (pas oublier les parenthèses)</text:p>
      <text:p text:style-name="P9">-Paramètre :→ donnéees necessaire à l’execution (ce qui se trouvent dans les paramètre de la fonction</text:p>
      <text:p text:style-name="P9">3 modes: entré, sortie, entré/sortie</text:p>
      <text:p text:style-name="P9"/>
      <text:p text:style-name="P11"><text:span text:style-name="T7">paramètre formel</text:span> = paramètre de la procédures</text:p>
      <text:p text:style-name="P12">-pour une entré sorti on demande une adresse on utilise * + adr_var</text:p>
      <text:p text:style-name="P11"><text:span text:style-name="T7">paramètre effectif</text:span> = les données que prennent ces paramètre lors de l’appel de la procédures</text:p>
      <text:p text:style-name="P11"/>
      <text:p text:style-name="P9">paramètre effectif → mieux comprendre</text:p>
      <text:p text:style-name="P9">paramètre formel est remplacé par le paramètre effectif</text:p>
      <text:p text:style-name="P9"/>
      <text:p text:style-name="P9">les variable dans la procédures ne peut pas être <text:s/>dans le main <text:span text:style-name="T6">pour éviter tout confusion</text:span></text:p>
      <text:p text:style-name="P9"/>
      <text:p text:style-name="P9">/Attention/</text:p>
      <text:p text:style-name="P9"/>
      <text:p text:style-name="P9">paramètre de sortie que à gauche</text:p>
      <text:p text:style-name="P9">parmètre d’entrer pas à gauche</text:p>
      <text:p text:style-name="P9"/>
      <text:p text:style-name="P9">Plus tard constante dans un autre fichier</text:p>
      <text:p text:style-name="P9"/>
      <text:p text:style-name="P9"/>
      <text:p text:style-name="P13">Fonction</text:p>
      <text:p text:style-name="P9">-Une <text:span text:style-name="T6">procédures qui ne</text:span> retourne qu’un seul résultat</text:p>
      <text:p text:style-name="P9">-declarer le type de ce qui sera renvoyer</text:p>
      <text:p text:style-name="P9">-<text:span text:style-name="T8">Procédures avant le main ou écrire le prototype </text:span></text:p>
      <text:p text:style-name="P12">void = ne renvoie rien</text:p>
      <text:p text:style-name="P12"/>
      <text:p text:style-name="P14">Tableau :</text:p>
      <text:p text:style-name="P14"><text:span text:style-name="T10">-éléments de même type</text:span> </text:p>
      <text:p text:style-name="P17">-Pour une valeur on va la chercher avec un indice(0 en c), (1 en pseudo code)</text:p>
      <text:p text:style-name="P17"/>
      <text:p text:style-name="P17">nom tableau : tableau[&lt;nbElements&gt;] de &lt;type_elements&gt;</text:p>
      <text:p text:style-name="P17">redef un type : type&lt;nom_type&gt; = tableau [&lt;nbElements&gt;] de &lt;type&gt;</text:p>
      <text:p text:style-name="P17"/>
      <text:p text:style-name="P17">-mettre le tableau avant le début</text:p>
      <text:p text:style-name="P12">-<text:span text:style-name="T9">t_ nouveau nom du type et mettre le type en debut aprrès le constante</text:span></text:p>
      <text:p text:style-name="P12"/>
      <text:p text:style-name="P19">var[i]:=x permet d’accéder ou de modifier la valeur</text:p>
      <text:p text:style-name="P21">type nom_tab[nb_case]</text:p>
      <text:p text:style-name="P21"><text:soft-page-break/>Une chaine de caractère est un tableau de caractère </text:p>
      <text:p text:style-name="P22">un Pb on ne connaît pas la taille du tab donc soit on met la taille en paramètre ou soit on met <text:span text:style-name="T11">#define (pas besoin de mettre;)</text:span></text:p>
      <text:p text:style-name="P18">un tableau sera toujours un paramètre d’entrée sortie</text:p>
      <text:p text:style-name="P12"/>
      <text:p text:style-name="P14">Pour :</text:p>
      <text:p text:style-name="P17">-pour &lt;var&gt; de &lt;ind1&gt; à &lt;ind2&gt; pas &lt;delta&gt; faire</text:p>
      <text:p text:style-name="P9"><text:s/></text:p>
      <text:p text:style-name="P19">tab =tableau[5][26] (ligne puis colonne) </text:p>
      <text:p text:style-name="P19"/>
      <text:p text:style-name="P21">for (initialisation; condition ; incrémentation){}</text:p>
      <text:p text:style-name="P19"/>
      <text:p text:style-name="P15">test Unitaire :</text:p>
      <text:p text:style-name="P20"/>
      <text:p text:style-name="P20">test qui test une petite portion de code </text:p>
      <text:p text:style-name="P20">-test en boite blanche(test ou on c’est ce qu’il y a)</text:p>
      <text:p text:style-name="P20">-test en boite noir(test ou on est pas au courant de ce qu’il y a)</text:p>
      <text:p text:style-name="P20">-<text:span text:style-name="T12">tester ses point faibles ou la cohérence d’une valeur</text:span></text:p>
      <text:p text:style-name="P21">par exemple une fct <text:s/>factorielle</text:p>
      <text:p text:style-name="P21"/>
      <text:p text:style-name="P16">Les strustures</text:p>
      <text:p text:style-name="P23">Une structure va permettre de définir et de déclarer des variables regroupant des variables de types différents. </text:p>
      <text:p text:style-name="P23">Elles permettent de regrouper des composants hétérogènes. </text:p>
      <text:p text:style-name="P23">O L’accès à chaque composant se fait de manière sélective. </text:p>
      <text:p text:style-name="P23">O La taille d’une variable de type structure est statique (fixe). </text:p>
      <text:p text:style-name="P23">O La durée de vie d’une variable de type structure est liée à l’algorithme (programme). </text:p>
      <text:p text:style-name="P23">type t_personne = structure </text:p>
      <text:p text:style-name="P23"/>
      <text:p text:style-name="P23">t_ = decla type</text:p>
      <text:p text:style-name="P23">c_ = decla composante</text:p>
      <text:p text:style-name="P23"/>
      <text:p text:style-name="P23">-composant :</text:p>
      <text:p text:style-name="P23">Se fait par l’intermédiaire du nom de la variable </text:p>
      <text:p text:style-name="P23">O En utilisant l’opérateur <text:s text:c="4"/>«  <text:s text:c="2"/>· <text:s text:c="2"/> »</text:p>
      <text:p text:style-name="P23">O Chaque composant sélectionné possède les caractéristiques liées à son type </text:p>
      <text:p text:style-name="P23"/>
      <text:p text:style-name="P24">En C typedef structure</text:p>
      <text:p text:style-name="P24">écrire le nom du nouveau type à la fin de la def struct</text:p>
      <text:p text:style-name="P24"/>
      <text:p text:style-name="P24"/>
      <text:p text:style-name="P25">on def un type crée à une var et et en ensuite on met un poit pour recup la valeur qui nous intéresse</text:p>
      <text:p text:style-name="P25"/>
      <text:p text:style-name="P25">t_etudiant <text:s/>etu ;</text:p>
      <text:p text:style-name="P25"/>
      <text:p text:style-name="P25">etu.c_nbAnnee</text:p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Tri</text:p>
      <text:p text:style-name="P26">Selection on trie et onenvoie vers les premier élément</text:p>
      <text:p text:style-name="P27">par très performant</text:p>
      <text:p text:style-name="P27"/>
      <text:p text:style-name="P27">Tri à bulles</text:p>
      <text:p text:style-name="P27"><text:s/><text:span text:style-name="T13">L’élément le plus garnde à gauche du tableau </text:span><text:span text:style-name="T14">compare 2 el consécutif</text:span></text:p>
      <text:p text:style-name="P27"/>
      <text:p text:style-name="P28">Fichiers binaire → pour travailler avec des structures</text:p>
      <text:p text:style-name="P28"/>
      <text:p text:style-name="P28">accès séquentielle = accès le plus utilisé</text:p>
      <text:p text:style-name="P28">accès direct = tapé directement dans le bonne endroit dans la mémoire</text:p>
      <text:p text:style-name="P28"/>
      <text:p text:style-name="P28">on peut ouvrir un fichiers de trois types différents</text:p>
      <text:p text:style-name="P28"/>
      <text:p text:style-name="P28">afin d’écrire sdans un fichiers on se sert d’un fichiers intermédiaire</text:p>
      <text:p text:style-name="P24"/>
      <text:p text:style-name="P24"/>
      <text:p text:style-name="P28">En C :</text:p>
      <text:p text:style-name="P28">Les fichiers sont bufferisés <text:span text:style-name="T15">+ absolument fermer le buffer pour éviter que des données non voulu y rentre</text:span></text:p>
      <text:p text:style-name="P28"/>
      <text:p text:style-name="P29">nom logique <text:s/>= FILE *adrFichier</text:p>
      <text:p text:style-name="P29"/>
      <text:p text:style-name="P29">car FILE est une adresse</text:p>
      <text:p text:style-name="P29">pour ouvrir un fichiers on utilise fopen()</text:p>
      <text:p text:style-name="P29"/>
      <text:p text:style-name="P29"/>
      <text:p text:style-name="P29">-r → read</text:p>
      <text:p text:style-name="P29">-r+ → lecture écriture</text:p>
      <text:p text:style-name="P29">-w → write</text:p>
      <text:p text:style-name="P29">-w+</text:p>
      <text:p text:style-name="P29">-a → append</text:p>
      <text:p text:style-name="P29">-a+</text:p>
      <text:p text:style-name="P29"/>
      <text:p text:style-name="P29">En binaire :</text:p>
      <text:p text:style-name="P29">-rb → read</text:p>
      <text:p text:style-name="P29">-rb+ → lecture écriture</text:p>
      <text:p text:style-name="P29">-wb → write</text:p>
      <text:p text:style-name="P29">-wb+</text:p>
      <text:p text:style-name="P29">-ab → append</text:p>
      <text:p text:style-name="P29">-ab+</text:p>
      <text:p text:style-name="P29"/>
      <text:p text:style-name="P29">il y a aussi fclose() et fwrite(adresse de ce que l’on écrit, taille de la structure, le nombre de structure, puis le nom du fichiers)</text:p>
      <text:p text:style-name="P29">sizeof (type de la structure)</text:p>
      <text:p text:style-name="P29"/>
      <text:p text:style-name="P30">fread( adr,taille,nb,FILE)</text:p>
      <text:p text:style-name="P30">-adr = adresse du fichiers</text:p>
      <text:p text:style-name="P30">-taille = taille du fichier en octet</text:p>
      <text:p text:style-name="P30">-nb = nombre de structure qui va être lu</text:p>
      <text:p text:style-name="P30">-File son nom</text:p>
      <text:p text:style-name="P30">feof() = end of file</text:p>
      <text:p text:style-name="P29"><text:soft-page-break/></text:p>
      <text:p text:style-name="P31">utiliser le fichiers des fichiers texte</text:p>
      <text:p text:style-name="P31">fprintf()</text:p>
      <text:p text:style-name="P31">fscanf()</text:p>
      <text:p text:style-name="P31">fgetc() → récupérer caractère par caractère</text:p>
      <text:p text:style-name="P31">fgets() → lire la ligne complète<text:span text:style-name="T16">d</text:span></text:p>
      <text:p text:style-name="P31">fputs()</text:p>
      <text:p text:style-name="P31"/>
      <text:p text:style-name="P32">Pile = lifo</text:p>
      <text:p text:style-name="P32">file = fifo</text:p>
      <text:p text:style-name="P24"/>
      <text:p text:style-name="P32">2type de pile statique et dynamique</text:p>
      <text:p text:style-name="P32"/>
      <text:p text:style-name="P32">une structure t_pile et une structure de t_element</text:p>
      <text:p text:style-name="P24"/>
      <text:p text:style-name="P32">Pile :</text:p>
      <text:p text:style-name="P32">empiler <text:span text:style-name="T17">= vérifier si la pile n’est pas pleine puis empiler et incrémenter le nbElement dans la pile</text:span></text:p>
      <text:p text:style-name="P32">depiler</text:p>
      <text:p text:style-name="P32">initialiser une pile</text:p>
      <text:p text:style-name="P32">vider la pile</text:p>
      <text:p text:style-name="P32">Connaitre le sommet de la pile (le dernier élément) = pour connaître le sommet d’une pile on cherche le nbelt – 1 on manipule directement la pile</text:p>
      <text:p text:style-name="P32">la pile vide ? = return le nombre de elts</text:p>
      <text:p text:style-name="P32"/>
      <text:p text:style-name="P32">Depiler = verifier si une pile n’est pas vides et la pile sera modifier </text:p>
      <text:p text:style-name="P32">Vider = vider tant que chaque élément n’est pas égal à l’élément vide</text:p>
      <text:p text:style-name="P32"/>
      <text:p text:style-name="P34">les notations :</text:p>
      <text:p text:style-name="P34">accéder au membres d’une structure</text:p>
      <text:p text:style-name="P32"><text:span text:style-name="Source_20_Text"><text:span text:style-name="T19">adrPile-&gt;tabElts</text:span></text:span><text:span text:style-name="T18"> est équivalent à </text:span><text:span text:style-name="Source_20_Text"><text:span text:style-name="T23">(*adrPile).tabElts</text:span></text:span><text:span text:style-name="T22"> </text:span><text:span text:style-name="T24">quand il y a plusieurs types dans une structure</text:span></text:p>
      <text:p text:style-name="P36"/>
      <text:p text:style-name="P39">typedef struct{</text:p>
      <text:p text:style-name="P35"><text:span text:style-name="T21"><text:tab/>composant</text:span><text:span text:style-name="T20">; </text:span></text:p>
      <text:p text:style-name="P35"><text:span text:style-name="T21"><text:tab/>composant</text:span><text:span text:style-name="T20">; </text:span></text:p>
      <text:p text:style-name="P35"><text:span text:style-name="T21"><text:tab/>composant</text:span><text:span text:style-name="T20">; </text:span></text:p>
      <text:p text:style-name="P39">}t_element;</text:p>
      <text:p text:style-name="P39"><text:s/></text:p>
      <text:p text:style-name="P39"><text:s/># define MAX 1024 </text:p>
      <text:p text:style-name="P39">typedef struct{ </text:p>
      <text:p text:style-name="P39"><text:tab/>t_element tabElts[MAX]; </text:p>
      <text:p text:style-name="P39"><text:tab/>int nbElts; </text:p>
      <text:p text:style-name="P39">}t_pile; </text:p>
      <text:p text:style-name="P33"><text:span text:style-name="T22">- ATTENTION: </text:span><text:span text:style-name="T25">t_pile</text:span><text:span text:style-name="T22"> n’est </text:span><text:span text:style-name="T25">pas un tableau</text:span><text:span text:style-name="T22"> mais une structure </text:span><text:span text:style-name="T25">dont un composant est un tableau</text:span></text:p>
      <text:p text:style-name="P37">- Une variable de type t_pile n’est pas une adresse. </text:p>
      <text:p text:style-name="P36"/>
      <text:p text:style-name="P38">*accéder à la valeur de la structure donc une structure avec une seul val </text:p>
      <text:p text:style-name="P32"/>
      <text:p text:style-name="P32">Les files :</text:p>
      <text:p text:style-name="P32"/>
      <text:p text:style-name="P32">empiler = enfiler</text:p>
      <text:p text:style-name="P32"/>
      <text:p text:style-name="P32">défiler = écrasement progressif des élément</text:p>
      <text:p text:style-name="P40"><text:soft-page-break/>Programmation modulaire :</text:p>
      <text:p text:style-name="P41"/>
      <text:p text:style-name="P41">-Travailler avec plusieurs fichiers</text:p>
      <text:p text:style-name="P41">- <text:s text:c="2"/>-E faire travailler le préprocesseur</text:p>
      <text:p text:style-name="P41">- <text:s text:c="2"/>-c génère un fichiers (compilé donc illissible)</text:p>
      <text:p text:style-name="P41">- <text:s text:c="2"/>-<text:span text:style-name="T26">S un fichiers texte</text:span></text:p>
      <text:p text:style-name="P41"/>
      <text:p text:style-name="P42">L’édition de lien</text:p>
      <text:p text:style-name="P42"/>
      <text:p text:style-name="P43">1. biblio</text:p>
      <text:p text:style-name="P43">2. contante symbo (define) → const.h</text:p>
      <text:p text:style-name="P43">3. décla structure et type → types.h</text:p>
      <text:p text:style-name="P43">4.def contantes globales → globales.h et globales.c</text:p>
      <text:p text:style-name="P43">5. def prototype → fonction.h</text:p>
      <text:p text:style-name="P43">6. prog principal → main.c</text:p>
      <text:p text:style-name="P43">7. def fonctions → fonction.c</text:p>
      <text:p text:style-name="P43"/>
      <text:p text:style-name="P43"/>
      <text:p text:style-name="P43">protections contre les inclusions multiple</text:p>
      <text:p text:style-name="P43">#ifndef (if not defne) NOM_FICHIER_H </text:p>
      <text:p text:style-name="P43">#define NOM_FICHIER_H </text:p>
      <text:p text:style-name="P43"/>
      <text:p text:style-name="P43">**********************regarder CM************************</text:p>
      <text:p text:style-name="P43">const.h</text:p>
      <text:p text:style-name="P43"/>
      <text:p text:style-name="P43"/>
      <text:p text:style-name="P43">#endif</text:p>
      <text:p text:style-name="P43"/>
      <text:p text:style-name="P43">#define permet de recup un fichiers</text:p>
      <text:p text:style-name="P43">écrire extern pour récup un fichier externe</text:p>
      <text:p text:style-name="P43"/>
      <text:p text:style-name="P43">#include recup les « fichiers .h »</text:p>
      <text:p text:style-name="P43">gcc → « fichier.o » et « fichier.c »</text:p>
      <text:p text:style-name="P43"/>
      <text:p text:style-name="P43">-faire un compilation séparée en compilant tout les fichiers </text:p>
      <text:p text:style-name="P43">-Ensuite compiler tous les fichiers en les rassemblant</text:p>
      <text:p text:style-name="P43">-faire un fichiers regroupant tout les fichiers</text:p>
      <text:p text:style-name="P43"/>
      <text:p text:style-name="P43">-faire sh make.sh</text:p>
      <text:p text:style-name="P10"/>
      <text:p text:style-name="P11"/>
      <text:p text:style-name="P9"/>
      <text:p text:style-name="P9"/>
      <text:p text:style-name="P9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13:38:04.207000000</meta:creation-date>
    <dc:date>2023-12-06T15:16:20.247000000</dc:date>
    <meta:editing-duration>PT23H56M55S</meta:editing-duration>
    <meta:editing-cycles>32</meta:editing-cycles>
    <meta:generator>LibreOffice/7.6.0.3$Windows_X86_64 LibreOffice_project/69edd8b8ebc41d00b4de3915dc82f8f0fc3b6265</meta:generator>
    <meta:document-statistic meta:table-count="1" meta:image-count="0" meta:object-count="0" meta:page-count="8" meta:paragraph-count="233" meta:word-count="1483" meta:character-count="8775" meta:non-whitespace-character-count="7394"/>
  </office:meta>
</office:document-meta>
</file>